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438CAA7B5FE0B8C37C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padding="0in" fo:border="none"/>
      <style:text-properties fo:color="#0000ee" style:text-underline-style="solid" style:text-underline-width="auto" style:text-underline-color="font-color"/>
    </style:style>
    <style:style style:name="P4" style:family="paragraph" style:parent-style-name="Standard">
      <style:paragraph-properties fo:margin-top="0in" fo:margin-bottom="0.1665in" loext:contextual-spacing="false" fo:line-height="100%" fo:padding="0in" fo:border="none"/>
    </style:style>
    <style:style style:name="P5"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Heading_20_1">
      <style:paragraph-properties fo:padding="0in" fo:border="none"/>
    </style:style>
    <style:style style:name="P9" style:family="paragraph" style:parent-style-name="Heading_20_1">
      <style:paragraph-properties fo:margin-top="0in" fo:margin-bottom="0.1665in" loext:contextual-spacing="false" fo:line-height="100%" fo:padding="0in" fo:border="none"/>
    </style:style>
    <style:style style:name="P10" style:family="paragraph" style:parent-style-name="Heading_20_1">
      <style:paragraph-properties fo:break-before="page" fo:padding="0in" fo:border="none"/>
    </style:style>
    <style:style style:name="P11"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rent a photo booth San Dimas</text:span></text:p>
      <text:p text:style-name="P2"/>
      <text:p text:style-name="P1">We have enough money premium quality slow motion 360 VideoBooths, offering upscale photo activations for your special matter or wedding. our family-owned and operated team is the perfect photo entertainment answer for corporate events, schools, weddings, private parties, and interactive brand activations that is great for Corporate Events. For custom onsite branding, we can put up to you create a committed atmosphere for all to enjoy in the same way as our stunning 360 video content. Instantly part this viral video content to push your brand and event; guaranteed to make your corporate event, wedding, or unusual special occasion extraordinary, our honor Winning 360 VideoBooth advance allows guests to interact afterward the sturdy platform to create their own 360 videos of themselves. Our PhotoBooth is a crowd-pleaser that captures a variety of videos that you can instantly upload to social media and part taking into consideration connections and family. We have been in the photo marketing game for exceeding 10 years and are trusted by brands, event companies, and party planners looking for more interactive photo experiences that drive immersion will spice going on any event, and are tailor-made for captivation and entertainment. {} Our 360 VideoBooth is custom-tailored to your situation needs and allows users to record, condense and allocation videos within 60 seconds. Plus, custom branding options ensure all issue is an increase of your own brand, and provides a unique auxiliary to just nearly any event. Creating a seamless video experience is just one of the many ways we can support you attain your event publicity goals. reach you know what the perfect viral promotion solution to deal with you a 5-star corporate event? {} Our praise Winning 360 video booth Service, captures people from every angles gone our amazing 360 videos which can be instantly shared in moments. There are lots of basic photo booths out there that tolerate pro-quality photos, but what makes ours interchange is that we pay for a abundantly Customizable photo experience considering our 360 VideoBooths. past a 360 VideoBooth, guests can jump on the platform and it will automatically alternative on the subject of them to take possession of themselves from every angles.</text:p>
      <text:p text:style-name="P1"/>
      <text:p text:style-name="P1"/>
      <text:p text:style-name="P1">You already hired a photographer to commandeer multipart angles of your event, but a photo booth is stand-in from hiring an event photographer and is The perfect decide for a Baby shower, gender reveal, private event, or corporate party. Even if you have a photographer for your event, photo booth rentals are a great quirk to take control of the energy of your business and acquire the party started immediately. Photo booth rentals can seize High-Quality Pictures in a booth area but usual photography will saunter something like and document the event. A photo booth is great For Weddings and will be a fun exaggeration to please at any occasion. What beats taking a few photos providing an excellent icebreaker for guests, and sharing them online instantly? {} Photo booth rentals, when dancing, drinking, and additional entertainment events, are more not quite the experience and are a good exaggeration to taking into account branded genuine keepsakes and create a customized experience for any event. We specialize in corporate actions but a photo booth is a perfect accessory to on the order of any type of event, from weddings to corporate events, providing interactive entertainment for your visitors. As an bonus bonus, Creating a branded experience by printing photos at your matter is yet a unconditionally well-liked service. Yes, and nothing will spice stirring any issue bearing in mind a 1st class photo booth print. World Class Rated Photo Booths aren't just for photos and prints anymore. Whether you're booking a crazy boomerang or a selfie booth where you can shoot GIFs, or renting an inflatable photo booth that's perfect for your attractive 16-year-old, our timeless wedding photo booths are a unique addition to just very nearly any event. There are moreover some high-end options in the premium GLAM booth, that features high-quality prints. At this booth, you can print our own High-Quality Pictures like an airbrushed see in one shot. You can along with use special photo filters to make a in fact special and unique complement to just nearly any issue And make slow pastime videos next our other 360 video booth rental that provides a first-class, easy-to-use photo experience.</text:p>
      <text:p text:style-name="P1"/>
      <text:p text:style-name="P1">Lucky Frog Photo Booth is A family-owned and operated team of Photogs that is considered one of the premier photo booth rental companies in ocher County CA. We come up with the money for the BEST photo booth experience in orange County, bearing in mind advanced and superior photo booths that are a good pretentiousness to commandeer the moving picture of your thing and a absolute adjunct to corporate events, weddings, parties, and other social gatherings in relation to OC. {} We come up with the money for upscale photo activations for your special concern or wedding along later than top-notch photo booths and we are a photo entertainment company that specializes in fun for any occasion. Each feature-filled photo booth is a great icebreaker for guests and is guaranteed to create your corporate thing stand out.</text:p>
      <text:p text:style-name="P1">Looking for the best photo booth rental company in yellow County like great compliment Winning serve and high quality prints? see no new than our Tustin-based Photo Booth Rental, your premier photo booth rental company tailor-made for raptness and entertainment. Photo booths have become a mainstay at all OC events, absolute for every events: corporate events, weddings, anniversaries, birthdays, and graduations. get the best photo booth rental in orangey county, and we are after that the Best Wedding Photo Booth in ocher County. We meet the expense of the most seamless photo booth rental experience and have the most Award-winning Photo Booths in yellow County. Our booths are forward looking photo booths bearing in mind cutting-edge technology such as custom branding, firm photos, top-of-the-line printers, and large quantity of fun props. </text:p>
      <text:p text:style-name="P4">Whether youre looking to allow a fun experience for your wedding guests or you infatuation a memorable prize at your bordering corporate event, our booths are perfect for all kinds of events; Corporate events, weddings, anniversaries, birthdays, and graduations. read us today for a pardon consultation later the premiere photo booth rental company in yellowish-brown County. make your bordering orangey County-area issue stand out, whether it's a wedding, researcher dance, graduation party, or corporate gathering. As the premier photo booth rental minister to in ocher County, we come up with the money for happening an unforgettable photo experience, that will leave your guests gone special memories. {} Our Tustin Photo Booth Rental is an incredible photo booth experience issue in tawny County, CA. Our photo booth facilities are detailed &amp; professional, and we have a reputation for providing great services in imitation of our all-inclusive packages and best reachable photo experiences. We conceit ourselves on our honest customer benefits and tailor-made for interest and entertainment. You will get the Best Photo Booth treaty In Town as soon as Tustin Photo Booth Rental than any extra photo booth company in yellowish-brown County! We come up with the money for World Class Rated photo booth rental services near ocher County, CA. We come up with the money for custom branding, the unconditionally best in unique or custom Photo Booth activations, smooth Designs, and highest tone benefits in Los Angeles and every of yellow County. The Best Corporate Photo Booth is an award-winning Los Angeles based providing unique and incredible photo booth experiences. We present one of the most unique photo booth experiences in SOCAL. Our Photo Booths are the perfect fit for your thing and provide resolved prints for every your guests to agree to house in the manner of them. Our booths are sleek, modern, and the highest feel in Los Angeles and every of yellow County. More than just photo booth rental, Tustin Photo Booth Rental is your one-stop shop for top-quality, and Feature-filled photo booths in yellow County. in imitation of a number of options to pick from, we have photo booth rentals throughout yellow County; roughly Irvine and La Habra, Anaheim, Long Beach, Buena Park, Yorba Linda, Costa Mesa, Fountain Valley, Lake Forest, Los Alamitos, Laguna Beach, Laguna Hills, Lake Forest, and the Huntington seashore Coastal place along gone La Habra, Cerritos, Tustin, and Dana Point, as well as every of tawny County. Our company specializes in providing you next High-Quality Pictures to help make your business a good and fun habit to divert for any occasion. retrieve us today and let us know what we can pull off to make a working mood for every to enjoy. If you are searching for the best photo booth rental company in tawny County, later than satisfaction guaranteed, then look no further! Tustin Photo Booth Rental is your one-stop shop that offers top photo booth selections comprehensible for your next OC event. like exceeding twenty years of experience, underneath our belts our staff is 5-star rated as soon as it comes to making a flawless photo booth to make your situation stand out. From weddings to quinceaeras we have you covered; Whether it's a corporate con at Fashion Island, a wedding reception upon the Laguna Coast, or just a party later than contacts in Costa Mesa, our photo booth will encourage you make instant memories that everyone will love. We find the money for premier Photo Booths Fun For all Ages, a super-fun experience in the same way as resolved photos, and hence much more! Our Corporate Photo Booth rental is the premier photo booth rental company in every of yellow County, CA, perfect for Holiday Office Parties, Holiday Festivals, home Parties, Christmas Celebrations, Hanukkah Parties, and, of course, further Years Eve Galas. We are a leading photo entertainment provider for Weddings, Birthdays, Quinceaeras, and supplementary special endeavors on orangey County . Our photo booths are Social Media Ready and allow perfect prints in imitation of custom branding to make a customized experience for any event.</text:p>
      <text:p text:style-name="P9"><text:span text:style-name="T2">RELEVANT KEYWORDS</text:span></text:p>
      <text:p text:style-name="P1">The list of keywords we used to create this document :</text:p>
      <text:p text:style-name="P1"/>
      <text:p text:style-name="P4">led photo booth rental San Dimas,rent a photo booth San Dimas,selfie booth rental San Dimas</text:p>
      <text:p text:style-name="P10"><text:span text:style-name="T2">RECOMMENDED RESOURCES</text:span></text:p>
      <text:p text:style-name="P1">The list of resources and links we recommend you visit :</text:p>
      <text:p text:style-name="P1"/>
      <text:p text:style-name="P1"><text:a xlink:type="simple" xlink:href="https://docs.google.com/document/d/1HNG-Mm7AjlFSke6SXL_GjJNFAdcVnn4CX1Xtchhdgzs/edit?usp=sharing" text:style-name="ListLabel_20_1" text:visited-style-name="ListLabel_20_1"><text:span text:style-name="T3">led photo booth rental San Dimas</text:span></text:a></text:p>
      <text:p text:style-name="P1"><text:a xlink:type="simple" xlink:href="https://docs.google.com/document/d/1HNG-Mm7AjlFSke6SXL_GjJNFAdcVnn4CX1Xtchhdgzs/pub" text:style-name="ListLabel_20_1" text:visited-style-name="ListLabel_20_1"><text:span text:style-name="T3">led photo booth rental San Dimas pub</text:span></text:a></text:p>
      <text:p text:style-name="P1"><text:a xlink:type="simple" xlink:href="https://docs.google.com/document/d/1HNG-Mm7AjlFSke6SXL_GjJNFAdcVnn4CX1Xtchhdgzs/view" text:style-name="ListLabel_20_1" text:visited-style-name="ListLabel_20_1"><text:span text:style-name="T3">led photo booth rental San Dimas view</text:span></text:a></text:p>
      <text:p text:style-name="P3"/>
      <text:p text:style-name="P1"><text:a xlink:type="simple" xlink:href="https://sites.google.com/view/photoboothrentalnearsandimas/home" text:style-name="ListLabel_20_1" text:visited-style-name="ListLabel_20_1"><text:span text:style-name="T3">Photo Booth Rental in San Dimas</text:span></text:a></text:p>
      <text:p text:style-name="P1"><text:a xlink:type="simple" xlink:href="https://drive.google.com/drive/folders/1gBSa9qNUCDt-Mc_mJJfrebklNM-afURK?usp=sharing" text:style-name="ListLabel_20_1" text:visited-style-name="ListLabel_20_1"><text:span text:style-name="T3">Photo Booth Rental in San Dimas</text:span></text:a></text:p>
      <text:p text:style-name="P1"><text:a xlink:type="simple" xlink:href="https://news.google.com/rss/search?q=photoboothrental" text:style-name="ListLabel_20_1" text:visited-style-name="ListLabel_20_1"><text:span text:style-name="T3">Photo Booth Rental in San Dimas</text:span></text:a></text:p>
      <text:p text:style-name="P1"><text:a xlink:type="simple" xlink:href="https://drive.google.com/drive/folders/1qEwqCzSpWjIuppLnlhlBVFM1qUAJPS55?usp=sharing" text:style-name="ListLabel_20_1" text:visited-style-name="ListLabel_20_1"><text:span text:style-name="T3">Photo Booth Rental in San Dimas Articles</text:span></text:a></text:p>
      <text:p text:style-name="P1"><text:a xlink:type="simple" xlink:href="https://drive.google.com/drive/folders/1DszwbC-aDFv903hq4ggdR-26xh6Miy0g?usp=sharing" text:style-name="ListLabel_20_1" text:visited-style-name="ListLabel_20_1"><text:span text:style-name="T3">Photo Booth Rental in San Dimas Photos</text:span></text:a></text:p>
      <text:p text:style-name="P1"><text:a xlink:type="simple" xlink:href="https://drive.google.com/drive/folders/1rw91v6zVGOvh6-P1mDnOBKoN-Z2gPwhX?usp=sharing" text:style-name="ListLabel_20_1" text:visited-style-name="ListLabel_20_1"><text:span text:style-name="T3">Photo Booth Rental in San Dimas PDFs</text:span></text:a></text:p>
      <text:p text:style-name="P1"><text:a xlink:type="simple" xlink:href="https://drive.google.com/drive/folders/1nYrEMeK_so9F7H6mxEvnZ-AtJBwDl2zd?usp=sharing" text:style-name="ListLabel_20_1" text:visited-style-name="ListLabel_20_1"><text:span text:style-name="T3">Photo Booth Rental in San Dimas Slides</text:span></text:a></text:p>
      <text:p text:style-name="P1"><text:a xlink:type="simple" xlink:href="https://drive.google.com/file/d/1IHIC2G-_jX_FVLpEiwEqXTaan-3Xt5mk/view?usp=sharing" text:style-name="ListLabel_20_1" text:visited-style-name="ListLabel_20_1"><text:span text:style-name="T3">Photo Booth Rental in San Dimas</text:span></text:a></text:p>
      <text:p text:style-name="P1"><text:a xlink:type="simple" xlink:href="https://drive.google.com/file/d/1ujzgOjDCSL_ghPLRShMSCsSsKOIeGj2k/view?usp=sharing" text:style-name="ListLabel_20_1" text:visited-style-name="ListLabel_20_1"><text:span text:style-name="T3">Photo Booth Rental in San Dimas</text:span></text:a></text:p>
      <text:p text:style-name="P1"><text:a xlink:type="simple" xlink:href="https://drive.google.com/file/d/12V8lAgLh7ReNPkLxg7QVeMibvPoKQwpM/view?usp=sharing" text:style-name="ListLabel_20_1" text:visited-style-name="ListLabel_20_1"><text:span text:style-name="T3">Photo Booth Rental in San Dimas</text:span></text:a></text:p>
      <text:p text:style-name="P1"><text:a xlink:type="simple" xlink:href="https://drive.google.com/file/d/12__kyIp2hCmet3OViI7ILM1wlJdgAThA/view?usp=sharing" text:style-name="ListLabel_20_1" text:visited-style-name="ListLabel_20_1"><text:span text:style-name="T3">Photo Booth Rental in San Dimas</text:span></text:a></text:p>
      <text:p text:style-name="P1"><text:a xlink:type="simple" xlink:href="https://docs.google.com/spreadsheets/d/172b-pafMiH17ZIZnzIJi_CUmm1PSoAcz1zjaHnlYzwo/edit?usp=sharing" text:style-name="ListLabel_20_1" text:visited-style-name="ListLabel_20_1"><text:span text:style-name="T3">Photo Booth Rental in San Dimas</text:span></text:a></text:p>
      <text:p text:style-name="P1"><text:a xlink:type="simple" xlink:href="https://docs.google.com/spreadsheet/pub?key=172b-pafMiH17ZIZnzIJi_CUmm1PSoAcz1zjaHnlYzwo" text:style-name="ListLabel_20_1" text:visited-style-name="ListLabel_20_1"><text:span text:style-name="T3">Photo Booth Rental in San Dimas key</text:span></text:a></text:p>
      <text:p text:style-name="P1"><text:a xlink:type="simple" xlink:href="https://docs.google.com/spreadsheets/d/172b-pafMiH17ZIZnzIJi_CUmm1PSoAcz1zjaHnlYzwo/pubhtml" text:style-name="ListLabel_20_1" text:visited-style-name="ListLabel_20_1"><text:span text:style-name="T3">Photo Booth Rental in San Dimas pubhtml</text:span></text:a></text:p>
      <text:p text:style-name="P1"><text:a xlink:type="simple" xlink:href="https://docs.google.com/spreadsheets/d/172b-pafMiH17ZIZnzIJi_CUmm1PSoAcz1zjaHnlYzwo/pub" text:style-name="ListLabel_20_1" text:visited-style-name="ListLabel_20_1"><text:span text:style-name="T3">Photo Booth Rental in San Dimas pub</text:span></text:a></text:p>
      <text:p text:style-name="P1"><text:a xlink:type="simple" xlink:href="https://docs.google.com/spreadsheets/d/172b-pafMiH17ZIZnzIJi_CUmm1PSoAcz1zjaHnlYzwo/view" text:style-name="ListLabel_20_1" text:visited-style-name="ListLabel_20_1"><text:span text:style-name="T3">Photo Booth Rental in San Dimas view</text:span></text:a></text:p>
      <text:p text:style-name="P1"><text:a xlink:type="simple" xlink:href="https://docs.google.com/forms/d/14B6Bmi10eGU_mpwXDKjCszuxy7sBwd8rju26lrxRbj4/edit?usp=sharing" text:style-name="ListLabel_20_1" text:visited-style-name="ListLabel_20_1"><text:span text:style-name="T3">Photo Booth Rental in San Dimas</text:span></text:a></text:p>
      <text:p text:style-name="P1"><text:a xlink:type="simple" xlink:href="https://docs.google.com/drawings/d/1f85gKGFbdSEtY_8OYsG0RXC66x4fynDAncrxT8LQ4Ck/edit?usp=sharing" text:style-name="ListLabel_20_1" text:visited-style-name="ListLabel_20_1"><text:span text:style-name="T3">Photo Booth Rental in San Dimas</text:span></text:a></text:p>
      <text:p text:style-name="P1"><text:a xlink:type="simple" xlink:href="https://drive.google.com/file/d/1tpnxuW89TUi11jKtDR9JDr08CDxHmMk0/view?usp=drivesdk" text:style-name="ListLabel_20_1" text:visited-style-name="ListLabel_20_1"><text:span text:style-name="T3">CTA or Logo</text:span></text:a></text:p>
      <text:p text:style-name="P1"><text:soft-page-break/><text:a xlink:type="simple" xlink:href="https://sites.google.com/view/photoboothrentalnearsandimas/home" text:style-name="ListLabel_20_1" text:visited-style-name="ListLabel_20_1"><text:span text:style-name="T3">CTA or Logo - image link</text:span></text:a></text:p>
      <text:p text:style-name="P1"><text:a xlink:type="simple" xlink:href="https://docs.google.com/document/d/1aWM4WgVCzKoTVIrEMhcFg1V9Wg_jsQnqyJyZzPD_rXI/edit?usp=sharing" text:style-name="ListLabel_20_1" text:visited-style-name="ListLabel_20_1"><text:span text:style-name="T3">Photo Booth Rental in San Dimas</text:span></text:a></text:p>
      <text:p text:style-name="P1"><text:a xlink:type="simple" xlink:href="https://docs.google.com/document/d/1aWM4WgVCzKoTVIrEMhcFg1V9Wg_jsQnqyJyZzPD_rXI/pub" text:style-name="ListLabel_20_1" text:visited-style-name="ListLabel_20_1"><text:span text:style-name="T3">Photo Booth Rental in San Dimas pub</text:span></text:a></text:p>
      <text:p text:style-name="P1"><text:a xlink:type="simple" xlink:href="https://docs.google.com/document/d/1aWM4WgVCzKoTVIrEMhcFg1V9Wg_jsQnqyJyZzPD_rXI/view" text:style-name="ListLabel_20_1" text:visited-style-name="ListLabel_20_1"><text:span text:style-name="T3">Photo Booth Rental in San Dimas view</text:span></text:a></text:p>
      <text:p text:style-name="P1"><text:a xlink:type="simple" xlink:href="https://docs.google.com/presentation/d/1fvTflhsWesISH4lfHw1wociakuzg2I-0Wqc9nYCTSpY/edit?usp=sharing" text:style-name="ListLabel_20_1" text:visited-style-name="ListLabel_20_1"><text:span text:style-name="T3">Photo Booth Rental in San Dimas</text:span></text:a></text:p>
      <text:p text:style-name="P1"><text:a xlink:type="simple" xlink:href="https://docs.google.com/presentation/d/1fvTflhsWesISH4lfHw1wociakuzg2I-0Wqc9nYCTSpY/pub?start=true&amp;loop=true&amp;delayms=3000" text:style-name="ListLabel_20_1" text:visited-style-name="ListLabel_20_1"><text:span text:style-name="T3">Photo Booth Rental in San Dimas pub</text:span></text:a></text:p>
      <text:p text:style-name="P1"><text:a xlink:type="simple" xlink:href="https://docs.google.com/presentation/d/1fvTflhsWesISH4lfHw1wociakuzg2I-0Wqc9nYCTSpY/view" text:style-name="ListLabel_20_1" text:visited-style-name="ListLabel_20_1"><text:span text:style-name="T3">Photo Booth Rental in San Dimas view</text:span></text:a></text:p>
      <text:p text:style-name="P1"><text:a xlink:type="simple" xlink:href="https://docs.google.com/presentation/d/1fvTflhsWesISH4lfHw1wociakuzg2I-0Wqc9nYCTSpY/htmlpresent" text:style-name="ListLabel_20_1" text:visited-style-name="ListLabel_20_1"><text:span text:style-name="T3">Photo Booth Rental in San Dimas html</text:span></text:a></text:p>
      <text:p text:style-name="P1"><text:a xlink:type="simple" xlink:href="https://calendar.google.com/calendar/embed?src=991dcf7917d4d5913fd59063ec1928e8d70978fc7d029c51d73ac52ee0dacaa2@group.calendar.google.com" text:style-name="ListLabel_20_1" text:visited-style-name="ListLabel_20_1"><text:span text:style-name="T3">Calendar - Photo Booth Rental in San Dimas</text:span></text:a></text:p>
      <text:p text:style-name="P1"><text:a xlink:type="simple" xlink:href="https://www.google.com/calendar/event?eid=dXRxaGI0Y25uZHNqZ25jYTN0dWJlbXVhbz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ZnVlbHRzcG9zZ3N2NmlncHQybnFvODdsaW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MWlyY3ZpdTFxYmhqNDZsYTVhNWNya2Vrbj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WozcWRtYm0zanFpaHZmczcza3JidmM3a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cHQ5ajBjNHAxZnZvNGhvYWhkZDAwcTZ0NG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Tc2YTlpdGpxZXI5cjM1YjBmaWFtNGV1ZT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zg1YnB1Y3U3N3N0NW4xYTdvbjRwZ2Rtdm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HBlMDJubG1qbXNvNW45MDhhcHJsMWd2d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DRiZ2Y5bzZwbTV0bWszdG5kaGJuMnVsN2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jQ3bXRpMXYwa3JmdGFuZzN0ZHJnMHA4dD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NXJscTQ4dGk5b2J1Z3JhaTY1YXFtMzg2OW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2hiODY1czFwNmZucGppcWV0Y2w3dDNzaj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Go1aWs0aXE0NThvOGdsZWlqMmRncHBjZ3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OThlYmk2aG5pcWpqbmwwdmNpOGRtNWIydm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GVzNWJpbGVhZmIxbzNibGdrNXJtOGEycD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youtu.be/pwiqBbyeUjE" text:style-name="ListLabel_20_1" text:visited-style-name="ListLabel_20_1"><text:span text:style-name="T3">Photo Booth Rental in San Dimas</text:span></text:a></text:p>
      <text:p text:style-name="P1"><text:a xlink:type="simple" xlink:href="https://youtu.be/1-dEkZNtZHI" text:style-name="ListLabel_20_1" text:visited-style-name="ListLabel_20_1"><text:span text:style-name="T3">Photo Booth Rental in San Dimas</text:span></text:a></text:p>
      <text:p text:style-name="P1"><text:soft-page-break/><text:a xlink:type="simple" xlink:href="https://youtu.be/FPsGz17-j10" text:style-name="ListLabel_20_1" text:visited-style-name="ListLabel_20_1"><text:span text:style-name="T3">Photo Booth Rental in San Dimas</text:span></text:a></text:p>
      <text:p text:style-name="P1"><text:a xlink:type="simple" xlink:href="https://youtu.be/EmCLBIu0R2I" text:style-name="ListLabel_20_1" text:visited-style-name="ListLabel_20_1"><text:span text:style-name="T3">Photo Booth Rental in San Dimas</text:span></text:a></text:p>
      <text:p text:style-name="P1"><text:a xlink:type="simple" xlink:href="https://youtu.be/10hlB0RTfVM" text:style-name="ListLabel_20_1" text:visited-style-name="ListLabel_20_1"><text:span text:style-name="T3">Photo Booth Rental in San Dimas</text:span></text:a></text:p>
      <text:p text:style-name="P1"><text:a xlink:type="simple" xlink:href="https://docs.google.com/spreadsheets/d/172b-pafMiH17ZIZnzIJi_CUmm1PSoAcz1zjaHnlYzwo/edit#gid=0" text:style-name="ListLabel_20_1" text:visited-style-name="ListLabel_20_1"><text:span text:style-name="T3">Sheet1</text:span></text:a></text:p>
      <text:p text:style-name="P1"><text:a xlink:type="simple" xlink:href="https://docs.google.com/spreadsheets/d/172b-pafMiH17ZIZnzIJi_CUmm1PSoAcz1zjaHnlYzwo/edit#gid=912882892" text:style-name="ListLabel_20_1" text:visited-style-name="ListLabel_20_1"><text:span text:style-name="T3">Keywords</text:span></text:a></text:p>
      <text:p text:style-name="P1"><text:a xlink:type="simple" xlink:href="https://docs.google.com/spreadsheets/d/172b-pafMiH17ZIZnzIJi_CUmm1PSoAcz1zjaHnlYzwo/edit#gid=1000505245" text:style-name="ListLabel_20_1" text:visited-style-name="ListLabel_20_1"><text:span text:style-name="T3">Content</text:span></text:a></text:p>
      <text:p text:style-name="P1"><text:a xlink:type="simple" xlink:href="https://docs.google.com/spreadsheets/d/172b-pafMiH17ZIZnzIJi_CUmm1PSoAcz1zjaHnlYzwo/edit#gid=1741458072" text:style-name="ListLabel_20_1" text:visited-style-name="ListLabel_20_1"><text:span text:style-name="T3">Calendar Events</text:span></text:a></text:p>
      <text:p text:style-name="P1"><text:a xlink:type="simple" xlink:href="https://docs.google.com/spreadsheets/d/172b-pafMiH17ZIZnzIJi_CUmm1PSoAcz1zjaHnlYzwo/edit#gid=483333305" text:style-name="ListLabel_20_1" text:visited-style-name="ListLabel_20_1"><text:span text:style-name="T3">RSS Feeds</text:span></text:a></text:p>
      <text:p text:style-name="P1"><text:a xlink:type="simple" xlink:href="https://drive.google.com/drive/folders/1qWk4p1QBbTlm0KslMuDi6hiu0jJrytIY?usp=sharing" text:style-name="ListLabel_20_1" text:visited-style-name="ListLabel_20_1"><text:span text:style-name="T3">Photo Booth Rental in San Dimas HTML</text:span></text:a></text:p>
      <text:p text:style-name="P1"><text:a xlink:type="simple" xlink:href="https://drive.google.com/file/d/1Z3cZCQyYCzQyQwwXMC6ANNUhCPEbL_Z0/view?usp=sharing" text:style-name="ListLabel_20_1" text:visited-style-name="ListLabel_20_1"><text:span text:style-name="T3">Photo Booth Rental in San Dimas.html</text:span></text:a></text:p>
      <text:p text:style-name="P1"><text:a xlink:type="simple" xlink:href="https://drive.google.com/drive/folders/1t8l4nI2dtgJoeu0f1mtgquwZ0pzjT1Hn?usp=sharing" text:style-name="ListLabel_20_1" text:visited-style-name="ListLabel_20_1"><text:span text:style-name="T3">Photo Booth Rental in San Dimas MSFT</text:span></text:a></text:p>
      <text:p text:style-name="P1"><text:a xlink:type="simple" xlink:href="https://docs.google.com/document/d/16ksrXgiAPa7XwtXui4gT9DFD7ibjsV4hUm9abtUGKKk/edit?usp=sharing" text:style-name="ListLabel_20_1" text:visited-style-name="ListLabel_20_1"><text:span text:style-name="T3">photobooth rental San Dimas</text:span></text:a></text:p>
      <text:p text:style-name="P1"><text:a xlink:type="simple" xlink:href="https://docs.google.com/document/d/16ksrXgiAPa7XwtXui4gT9DFD7ibjsV4hUm9abtUGKKk/pub" text:style-name="ListLabel_20_1" text:visited-style-name="ListLabel_20_1"><text:span text:style-name="T3">photobooth rental San Dimas pub</text:span></text:a></text:p>
      <text:p text:style-name="P1"><text:a xlink:type="simple" xlink:href="https://docs.google.com/document/d/16ksrXgiAPa7XwtXui4gT9DFD7ibjsV4hUm9abtUGKKk/view" text:style-name="ListLabel_20_1" text:visited-style-name="ListLabel_20_1"><text:span text:style-name="T3">photobooth rental San Dimas view</text:span></text:a></text:p>
      <text:p text:style-name="P1"><text:a xlink:type="simple" xlink:href="https://docs.google.com/document/d/1Mk65ohqBybIiI3vhebCGd9vZzj_8ZroSkMhlymHrVzo/edit?usp=sharing" text:style-name="ListLabel_20_1" text:visited-style-name="ListLabel_20_1"><text:span text:style-name="T3">inflatable photo booth rental near San Dimas</text:span></text:a></text:p>
      <text:p text:style-name="P1"><text:a xlink:type="simple" xlink:href="https://docs.google.com/document/d/1Mk65ohqBybIiI3vhebCGd9vZzj_8ZroSkMhlymHrVzo/pub" text:style-name="ListLabel_20_1" text:visited-style-name="ListLabel_20_1"><text:span text:style-name="T3">inflatable photo booth rental near San Dimas pub</text:span></text:a></text:p>
      <text:p text:style-name="P1"><text:a xlink:type="simple" xlink:href="https://docs.google.com/document/d/1Mk65ohqBybIiI3vhebCGd9vZzj_8ZroSkMhlymHrVzo/view" text:style-name="ListLabel_20_1" text:visited-style-name="ListLabel_20_1"><text:span text:style-name="T3">inflatable photo booth rental near San Dimas view</text:span></text:a></text:p>
      <text:p text:style-name="P1"><text:a xlink:type="simple" xlink:href="https://docs.google.com/document/d/11tk9fqrmIWDzSbzuSAtDMhsDEKDtX0e_TsqTumyGNrA/edit?usp=sharing" text:style-name="ListLabel_20_1" text:visited-style-name="ListLabel_20_1"><text:span text:style-name="T3">photo booth rental San Dimas</text:span></text:a></text:p>
      <text:p text:style-name="P1"><text:a xlink:type="simple" xlink:href="https://docs.google.com/document/d/11tk9fqrmIWDzSbzuSAtDMhsDEKDtX0e_TsqTumyGNrA/pub" text:style-name="ListLabel_20_1" text:visited-style-name="ListLabel_20_1"><text:span text:style-name="T3">photo booth rental San Dimas pub</text:span></text:a></text:p>
      <text:p text:style-name="P1"><text:a xlink:type="simple" xlink:href="https://docs.google.com/document/d/11tk9fqrmIWDzSbzuSAtDMhsDEKDtX0e_TsqTumyGNrA/view" text:style-name="ListLabel_20_1" text:visited-style-name="ListLabel_20_1"><text:span text:style-name="T3">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5"/>
      <text:p text:style-name="P10"><text:span text:style-name="T2">CONTACT US</text:span></text:p>
      <text:p text:style-name="P1">You can reach us at :</text:p>
      <text:p text:style-name="P1"/>
      <text:p text:style-name="P1">Lucky Frog Photo Booth - 360 PHOTO BOOTH RENTAL in Los Angeles</text:p>
      <text:p text:style-name="P1">1131 Elden Ave Apt #102, Los Angeles, CA 90006</text:p>
      <text:p text:style-name="P1">(562) 303-9926</text:p>
      <text:p text:style-name="P1"/>
      <text:p text:style-name="P4"/>
      <text:p text:style-name="P8"><text:span text:style-name="T2">Website</text:span></text:p>
      <text:p text:style-name="P1">Visit our Website here :</text:p>
      <text:p text:style-name="P1"/>
      <text:p text:style-name="P1"><text:a xlink:type="simple" xlink:href="https://sites.google.com/view/photoboothrentalnearsandimas/home" text:style-name="ListLabel_20_1" text:visited-style-name="ListLabel_20_1"><text:span text:style-name="T3">https://sites.google.com/view/photoboothrentalnearsandimas/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6.25in" draw:z-index="4"><draw:image xlink:href="Pictures/100000000000043800000438CAA7B5FE0B8C37CC.jpg" xlink:type="simple" xlink:show="embed" xlink:actuate="onLoad" loext:mime-type="image/jpeg"/><svg:desc>https://drive.google.com/file/d/1tpnxuW89TUi11jKtDR9JDr08CDxHmMk0/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5" meta:paragraph-count="93" meta:word-count="2243" meta:character-count="13403" meta:non-whitespace-character-count="11251"/>
    <meta:generator>LibreOfficeDev/6.0.5.2$Linux_X86_64 LibreOffice_project/</meta:generator>
  </office:meta>
</office:document-meta>
</file>